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Courier New" svg:font-family="'Courier New'"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fo:padding="0.0382in" fo:border="0.05pt solid #000000"/>
    </style:style>
    <style:style style:name="Tabela1.A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2dd13" officeooo:paragraph-rsid="0012dd13"/>
    </style:style>
    <style:style style:name="P2" style:family="paragraph" style:parent-style-name="Standard">
      <style:text-properties fo:font-weight="bold" officeooo:rsid="00140077" officeooo:paragraph-rsid="00140077" style:font-weight-asian="bold" style:font-weight-complex="bold"/>
    </style:style>
    <style:style style:name="P3" style:family="paragraph" style:parent-style-name="Standard">
      <style:text-properties style:font-name="Liberation Serif1" fo:font-weight="bold" officeooo:rsid="0014773d" officeooo:paragraph-rsid="0014773d" style:font-weight-asian="bold" style:font-weight-complex="bold"/>
    </style:style>
    <style:style style:name="P4" style:family="paragraph" style:parent-style-name="Standard">
      <style:text-properties style:font-name="Liberation Serif1" fo:font-style="normal" fo:font-weight="normal" officeooo:rsid="0014290c" officeooo:paragraph-rsid="0014290c"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014773d" officeooo:paragraph-rsid="0014773d" style:font-style-asian="normal" style:font-weight-asian="normal" style:font-style-complex="normal" style:font-weight-complex="normal"/>
    </style:style>
    <style:style style:name="P6" style:family="paragraph" style:parent-style-name="Standard">
      <style:text-properties style:font-name="Liberation Serif1" fo:font-style="normal" fo:font-weight="bold" officeooo:rsid="00188f8b" officeooo:paragraph-rsid="00188f8b" style:font-style-asian="normal" style:font-weight-asian="bold" style:font-style-complex="normal" style:font-weight-complex="bold"/>
    </style:style>
    <style:style style:name="P7" style:family="paragraph" style:parent-style-name="Standard">
      <style:text-properties style:font-name="Liberation Serif1" fo:font-style="normal" style:text-underline-style="none" fo:font-weight="normal" officeooo:rsid="00284736" officeooo:paragraph-rsid="00284736" style:font-style-asian="normal" style:font-weight-asian="normal" style:font-style-complex="normal" style:font-weight-complex="normal"/>
    </style:style>
    <style:style style:name="P8" style:family="paragraph" style:parent-style-name="Standard">
      <style:text-properties style:font-name="Liberation Serif1" fo:font-style="normal" style:text-underline-style="none" fo:font-weight="normal" officeooo:rsid="002be6d3" officeooo:paragraph-rsid="002be6d3" style:font-style-asian="normal" style:font-weight-asian="normal" style:font-style-complex="normal" style:font-weight-complex="normal"/>
    </style:style>
    <style:style style:name="P9" style:family="paragraph" style:parent-style-name="Standard">
      <style:text-properties style:font-name="Liberation Serif1" fo:font-style="normal" style:text-underline-style="none" fo:font-weight="normal" officeooo:rsid="002f177a" officeooo:paragraph-rsid="002f177a" style:font-style-asian="normal" style:font-weight-asian="normal" style:font-style-complex="normal" style:font-weight-complex="normal"/>
    </style:style>
    <style:style style:name="P10" style:family="paragraph" style:parent-style-name="Standard">
      <style:text-properties style:font-name="Liberation Serif1" fo:font-style="normal" style:text-underline-style="none" fo:font-weight="normal" officeooo:rsid="003818f6" officeooo:paragraph-rsid="003818f6" style:font-style-asian="normal" style:font-weight-asian="normal" style:font-style-complex="normal" style:font-weight-complex="normal"/>
    </style:style>
    <style:style style:name="P11" style:family="paragraph" style:parent-style-name="Standard">
      <style:text-properties style:font-name="Liberation Serif1" fo:font-style="normal" style:text-underline-style="none" fo:font-weight="bold" officeooo:rsid="002af9a1" officeooo:paragraph-rsid="002af9a1" style:font-style-asian="normal" style:font-weight-asian="bold" style:font-style-complex="normal" style:font-weight-complex="bold"/>
    </style:style>
    <style:style style:name="P12" style:family="paragraph" style:parent-style-name="Standard">
      <style:text-properties style:font-name="Liberation Serif1" fo:font-style="normal" style:text-underline-style="none" fo:font-weight="bold" officeooo:rsid="002d5450" officeooo:paragraph-rsid="002d5450" style:font-style-asian="normal" style:font-weight-asian="bold" style:font-style-complex="normal" style:font-weight-complex="bold"/>
    </style:style>
    <style:style style:name="P13" style:family="paragraph" style:parent-style-name="Standard">
      <style:text-properties style:font-name="Liberation Serif1" fo:font-style="normal" style:text-underline-style="none" fo:font-weight="bold" officeooo:rsid="002f177a" officeooo:paragraph-rsid="002f177a" style:font-style-asian="normal" style:font-weight-asian="bold" style:font-style-complex="normal" style:font-weight-complex="bold"/>
    </style:style>
    <style:style style:name="P14" style:family="paragraph" style:parent-style-name="Standard">
      <style:text-properties style:font-name="Liberation Serif1" fo:font-style="normal" style:text-underline-style="none" fo:font-weight="bold" officeooo:rsid="003ea24d" officeooo:paragraph-rsid="003ea24d" style:font-style-asian="normal" style:font-weight-asian="bold" style:font-style-complex="normal" style:font-weight-complex="bold"/>
    </style:style>
    <style:style style:name="P15" style:family="paragraph" style:parent-style-name="Standard">
      <style:text-properties style:font-name="Liberation Serif1" fo:font-style="normal" style:text-underline-style="none" fo:font-weight="bold" officeooo:rsid="0044dc36" officeooo:paragraph-rsid="0044dc36" style:font-style-asian="normal" style:font-weight-asian="bold" style:font-style-complex="normal" style:font-weight-complex="bold"/>
    </style:style>
    <style:style style:name="P16" style:family="paragraph" style:parent-style-name="Standard">
      <style:text-properties style:font-name="Liberation Serif1" fo:font-style="normal" style:text-underline-style="none" fo:font-weight="bold" officeooo:rsid="0052b72d" officeooo:paragraph-rsid="0052b72d" style:font-style-asian="normal" style:font-weight-asian="bold" style:font-style-complex="normal" style:font-weight-complex="bold"/>
    </style:style>
    <style:style style:name="P17" style:family="paragraph" style:parent-style-name="Standard">
      <style:paragraph-properties fo:margin-left="0.4925in" fo:margin-right="0in" fo:text-indent="0in" style:auto-text-indent="false"/>
      <style:text-properties style:font-name="Nimbus Mono L" fo:font-weight="bold" officeooo:rsid="00140077" officeooo:paragraph-rsid="00140077" style:font-weight-asian="bold" style:font-weight-complex="bold"/>
    </style:style>
    <style:style style:name="P18" style:family="paragraph" style:parent-style-name="Standard">
      <style:paragraph-properties fo:margin-left="0.4925in" fo:margin-right="0in" fo:text-indent="0in" style:auto-text-indent="false"/>
      <style:text-properties style:font-name="Nimbus Mono L" fo:font-style="normal" fo:font-weight="normal" officeooo:rsid="00140077" officeooo:paragraph-rsid="00140077" style:font-style-asian="normal" style:font-weight-asian="normal" style:font-style-complex="normal" style:font-weight-complex="normal"/>
    </style:style>
    <style:style style:name="P19" style:family="paragraph" style:parent-style-name="Standard">
      <style:paragraph-properties fo:margin-left="0in" fo:margin-right="0in" fo:text-indent="0in" style:auto-text-indent="false"/>
      <style:text-properties style:font-name="Liberation Serif1" fo:font-weight="bold" officeooo:rsid="00140077" officeooo:paragraph-rsid="00140077" style:font-weight-asian="bold" style:font-weight-complex="bold"/>
    </style:style>
    <style:style style:name="P20" style:family="paragraph" style:parent-style-name="Standard">
      <style:paragraph-properties fo:margin-left="0in" fo:margin-right="0in" fo:text-indent="0in" style:auto-text-indent="false"/>
      <style:text-properties style:font-name="Liberation Serif1" fo:font-weight="bold" officeooo:rsid="0014290c" officeooo:paragraph-rsid="0014290c" style:font-weight-asian="bold" style:font-weight-complex="bold"/>
    </style:style>
    <style:style style:name="P21" style:family="paragraph" style:parent-style-name="Standard">
      <style:paragraph-properties fo:margin-left="0in" fo:margin-right="0in" fo:text-indent="0in" style:auto-text-indent="false"/>
      <style:text-properties style:font-name="Liberation Serif1" fo:font-style="normal" fo:font-weight="normal" officeooo:rsid="00140077" officeooo:paragraph-rsid="00140077" style:font-style-asian="normal" style:font-weight-asian="normal" style:font-style-complex="normal" style:font-weight-complex="normal"/>
    </style:style>
    <style:style style:name="P22" style:family="paragraph" style:parent-style-name="Standard">
      <style:paragraph-properties fo:margin-left="0in" fo:margin-right="0in" fo:text-indent="0in" style:auto-text-indent="false"/>
      <style:text-properties style:font-name="Liberation Serif1" fo:font-style="normal" fo:font-weight="normal" officeooo:rsid="0014290c" officeooo:paragraph-rsid="0014290c" style:font-style-asian="normal" style:font-weight-asian="normal" style:font-style-complex="normal" style:font-weight-complex="normal"/>
    </style:style>
    <style:style style:name="P23" style:family="paragraph" style:parent-style-name="Table_20_Contents">
      <style:text-properties style:font-name="Liberation Serif1" fo:font-weight="bold" officeooo:rsid="002be6d3" officeooo:paragraph-rsid="002be6d3" style:font-weight-asian="bold" style:font-weight-complex="bold"/>
    </style:style>
    <style:style style:name="P24" style:family="paragraph" style:parent-style-name="Table_20_Contents">
      <style:text-properties style:font-name="Liberation Serif1" officeooo:rsid="002be6d3" officeooo:paragraph-rsid="002be6d3"/>
    </style:style>
    <style:style style:name="P25" style:family="paragraph" style:parent-style-name="Standard" style:list-style-name="L1">
      <style:text-properties style:font-name="Liberation Serif1" fo:font-weight="bold" officeooo:rsid="0014290c" officeooo:paragraph-rsid="0014290c" style:font-weight-asian="bold" style:font-weight-complex="bold"/>
    </style:style>
    <style:style style:name="P26" style:family="paragraph" style:parent-style-name="Standard" style:list-style-name="L1">
      <style:text-properties style:font-name="Liberation Serif1" fo:font-style="normal" fo:font-weight="normal" officeooo:rsid="0014290c" officeooo:paragraph-rsid="0014290c" style:font-style-asian="normal" style:font-weight-asian="normal" style:font-style-complex="normal" style:font-weight-complex="normal"/>
    </style:style>
    <style:style style:name="P27" style:family="paragraph" style:parent-style-name="Standard" style:list-style-name="L3">
      <style:text-properties style:font-name="Liberation Serif1" fo:font-style="normal" fo:font-weight="normal" officeooo:rsid="00188f8b" officeooo:paragraph-rsid="00188f8b" style:font-style-asian="normal" style:font-weight-asian="normal" style:font-style-complex="normal" style:font-weight-complex="normal"/>
    </style:style>
    <style:style style:name="P28" style:family="paragraph" style:parent-style-name="Standard" style:list-style-name="L3">
      <style:text-properties style:font-name="Liberation Serif1" fo:font-style="normal" fo:font-weight="normal" officeooo:rsid="001a1ba2" officeooo:paragraph-rsid="001a1ba2" style:font-style-asian="normal" style:font-weight-asian="normal" style:font-style-complex="normal" style:font-weight-complex="normal"/>
    </style:style>
    <style:style style:name="P29" style:family="paragraph" style:parent-style-name="Standard" style:list-style-name="L3">
      <style:text-properties style:font-name="Liberation Serif1" fo:font-style="normal" style:text-underline-style="none" fo:font-weight="normal" officeooo:rsid="001bdcf7" officeooo:paragraph-rsid="001bdcf7" style:font-style-asian="normal" style:font-weight-asian="normal" style:font-style-complex="normal" style:font-weight-complex="normal"/>
    </style:style>
    <style:style style:name="P30" style:family="paragraph" style:parent-style-name="Standard" style:list-style-name="L3">
      <style:text-properties style:font-name="Liberation Serif1" fo:font-style="normal" style:text-underline-style="none" fo:font-weight="normal" officeooo:rsid="001dc043" officeooo:paragraph-rsid="001dc043" style:font-style-asian="normal" style:font-weight-asian="normal" style:font-style-complex="normal" style:font-weight-complex="normal"/>
    </style:style>
    <style:style style:name="P31" style:family="paragraph" style:parent-style-name="Standard" style:list-style-name="L3">
      <style:text-properties style:font-name="Liberation Serif1" fo:font-style="normal" style:text-underline-style="none" fo:font-weight="normal" officeooo:rsid="001e23bf" officeooo:paragraph-rsid="001e23bf" style:font-style-asian="normal" style:font-weight-asian="normal" style:font-style-complex="normal" style:font-weight-complex="normal"/>
    </style:style>
    <style:style style:name="P32" style:family="paragraph" style:parent-style-name="Standard" style:list-style-name="L3">
      <style:text-properties style:font-name="Liberation Serif1" fo:font-style="normal" style:text-underline-style="none" fo:font-weight="normal" officeooo:rsid="0020cdfe" officeooo:paragraph-rsid="0020cdfe" style:font-style-asian="normal" style:font-weight-asian="normal" style:font-style-complex="normal" style:font-weight-complex="normal"/>
    </style:style>
    <style:style style:name="P33" style:family="paragraph" style:parent-style-name="Standard" style:list-style-name="L3">
      <style:text-properties style:font-name="Liberation Serif1" fo:font-style="normal" style:text-underline-style="none" fo:font-weight="normal" officeooo:rsid="0024db6f" officeooo:paragraph-rsid="0024db6f" style:font-style-asian="normal" style:font-weight-asian="normal" style:font-style-complex="normal" style:font-weight-complex="normal"/>
    </style:style>
    <style:style style:name="P34" style:family="paragraph" style:parent-style-name="Standard" style:list-style-name="L3">
      <style:text-properties style:font-name="Liberation Serif1" fo:font-style="normal" style:text-underline-style="none" fo:font-weight="normal" officeooo:rsid="0025a919" officeooo:paragraph-rsid="0025a919" style:font-style-asian="normal" style:font-weight-asian="normal" style:font-style-complex="normal" style:font-weight-complex="normal"/>
    </style:style>
    <style:style style:name="P35" style:family="paragraph" style:parent-style-name="Standard" style:list-style-name="L3">
      <style:text-properties style:font-name="Liberation Serif1" fo:font-style="normal" style:text-underline-style="none" fo:font-weight="normal" officeooo:rsid="00273351" officeooo:paragraph-rsid="00273351" style:font-style-asian="normal" style:font-weight-asian="normal" style:font-style-complex="normal" style:font-weight-complex="normal"/>
    </style:style>
    <style:style style:name="P36" style:family="paragraph" style:parent-style-name="Standard" style:list-style-name="L3">
      <style:text-properties style:font-name="Liberation Serif1" fo:font-style="normal" style:text-underline-style="none" fo:font-weight="normal" officeooo:rsid="00284736" officeooo:paragraph-rsid="00284736" style:font-style-asian="normal" style:font-weight-asian="normal" style:font-style-complex="normal" style:font-weight-complex="normal"/>
    </style:style>
    <style:style style:name="P37" style:family="paragraph" style:parent-style-name="Standard" style:list-style-name="L5">
      <style:text-properties style:font-name="Liberation Serif1" fo:font-style="normal" style:text-underline-style="none" fo:font-weight="normal" officeooo:rsid="002d5450" officeooo:paragraph-rsid="002d5450" style:font-style-asian="normal" style:font-weight-asian="normal" style:font-style-complex="normal" style:font-weight-complex="normal"/>
    </style:style>
    <style:style style:name="P38" style:family="paragraph" style:parent-style-name="Standard" style:list-style-name="L5">
      <style:text-properties style:font-name="Liberation Serif1" fo:font-style="normal" style:text-underline-style="none" fo:font-weight="normal" officeooo:rsid="002f177a" officeooo:paragraph-rsid="002f177a" style:font-style-asian="normal" style:font-weight-asian="normal" style:font-style-complex="normal" style:font-weight-complex="normal"/>
    </style:style>
    <style:style style:name="P39" style:family="paragraph" style:parent-style-name="Standard" style:list-style-name="L6">
      <style:text-properties style:font-name="Liberation Serif1" fo:font-style="normal" style:text-underline-style="none" fo:font-weight="normal" officeooo:rsid="0030d9ff" officeooo:paragraph-rsid="0030d9ff" style:font-style-asian="normal" style:font-weight-asian="normal" style:font-style-complex="normal" style:font-weight-complex="normal"/>
    </style:style>
    <style:style style:name="P40" style:family="paragraph" style:parent-style-name="Standard">
      <style:text-properties style:font-name="Liberation Serif1" fo:font-style="normal" style:text-underline-style="none" fo:font-weight="normal" officeooo:rsid="00432dc4" officeooo:paragraph-rsid="00432dc4" style:font-style-asian="normal" style:font-weight-asian="normal" style:font-style-complex="normal" style:font-weight-complex="normal"/>
    </style:style>
    <style:style style:name="P41" style:family="paragraph" style:parent-style-name="Standard" style:list-style-name="L8">
      <style:text-properties style:font-name="Liberation Serif1" fo:font-style="normal" style:text-underline-style="none" fo:font-weight="normal" officeooo:rsid="00463e88" officeooo:paragraph-rsid="00463e88" style:font-style-asian="normal" style:font-weight-asian="normal" style:font-style-complex="normal" style:font-weight-complex="normal"/>
    </style:style>
    <style:style style:name="P42" style:family="paragraph" style:parent-style-name="Standard" style:list-style-name="L8">
      <style:text-properties style:font-name="Liberation Serif1" fo:font-style="normal" style:text-underline-style="none" fo:font-weight="normal" officeooo:rsid="004669c0" officeooo:paragraph-rsid="004669c0" style:font-style-asian="normal" style:font-weight-asian="normal" style:font-style-complex="normal" style:font-weight-complex="normal"/>
    </style:style>
    <style:style style:name="P43" style:family="paragraph" style:parent-style-name="Standard" style:list-style-name="L8">
      <style:text-properties style:font-name="Liberation Serif1" fo:font-style="normal" style:text-underline-style="none" fo:font-weight="normal" officeooo:rsid="004c5cd7" officeooo:paragraph-rsid="004c5cd7" style:font-style-asian="normal" style:font-weight-asian="normal" style:font-style-complex="normal" style:font-weight-complex="normal"/>
    </style:style>
    <style:style style:name="P44" style:family="paragraph" style:parent-style-name="Standard" style:list-style-name="L8">
      <style:text-properties style:font-name="Liberation Serif1" fo:font-style="normal" style:text-underline-style="none" fo:font-weight="normal" officeooo:rsid="004cefe5" officeooo:paragraph-rsid="004cefe5" style:font-style-asian="normal" style:font-weight-asian="normal" style:font-style-complex="normal" style:font-weight-complex="normal"/>
    </style:style>
    <style:style style:name="P45" style:family="paragraph" style:parent-style-name="Standard" style:list-style-name="L8">
      <style:text-properties style:font-name="Liberation Serif1" fo:font-style="normal" style:text-underline-style="none" fo:font-weight="normal" officeooo:rsid="004e4469" officeooo:paragraph-rsid="004e4469" style:font-style-asian="normal" style:font-weight-asian="normal" style:font-style-complex="normal" style:font-weight-complex="normal"/>
    </style:style>
    <style:style style:name="P46" style:family="paragraph" style:parent-style-name="Standard">
      <style:text-properties style:font-name="Liberation Serif1" fo:font-style="normal" style:text-underline-style="none" fo:font-weight="normal" officeooo:rsid="004ff0ef" officeooo:paragraph-rsid="004ed596" style:font-style-asian="normal" style:font-weight-asian="normal" style:font-style-complex="normal" style:font-weight-complex="normal"/>
    </style:style>
    <style:style style:name="P47" style:family="paragraph" style:parent-style-name="Standard" style:list-style-name="L4">
      <style:text-properties style:font-name="Liberation Serif1" fo:font-style="normal" style:text-underline-style="none" fo:font-weight="bold" officeooo:rsid="002af9a1" officeooo:paragraph-rsid="002af9a1" style:font-style-asian="normal" style:font-weight-asian="bold" style:font-style-complex="normal" style:font-weight-complex="bold"/>
    </style:style>
    <style:style style:name="P48" style:family="paragraph" style:parent-style-name="Standard" style:list-style-name="L4">
      <style:text-properties style:font-name="Liberation Serif1" fo:font-style="normal" style:text-underline-style="none" fo:font-weight="bold" officeooo:rsid="002be6d3" officeooo:paragraph-rsid="002be6d3" style:font-style-asian="normal" style:font-weight-asian="bold" style:font-style-complex="normal" style:font-weight-complex="bold"/>
    </style:style>
    <style:style style:name="P49" style:family="paragraph" style:parent-style-name="Standard" style:list-style-name="L5">
      <style:text-properties style:font-name="Liberation Serif1" fo:font-style="normal" style:text-underline-style="none" fo:font-weight="bold" officeooo:rsid="002d5450" officeooo:paragraph-rsid="002d5450" style:font-style-asian="normal" style:font-weight-asian="bold" style:font-style-complex="normal" style:font-weight-complex="bold"/>
    </style:style>
    <style:style style:name="P50" style:family="paragraph" style:parent-style-name="Standard" style:list-style-name="L6">
      <style:text-properties style:font-name="Liberation Serif1" fo:font-style="normal" style:text-underline-style="none" fo:font-weight="bold" officeooo:rsid="002f177a" officeooo:paragraph-rsid="002f177a" style:font-style-asian="normal" style:font-weight-asian="bold" style:font-style-complex="normal" style:font-weight-complex="bold"/>
    </style:style>
    <style:style style:name="P51" style:family="paragraph" style:parent-style-name="Standard" style:list-style-name="L6">
      <style:text-properties style:font-name="Liberation Serif1" fo:font-style="normal" style:text-underline-style="none" fo:font-weight="bold" officeooo:rsid="0030d9ff" officeooo:paragraph-rsid="0030d9ff" style:font-style-asian="normal" style:font-weight-asian="bold" style:font-style-complex="normal" style:font-weight-complex="bold"/>
    </style:style>
    <style:style style:name="P52" style:family="paragraph" style:parent-style-name="Standard" style:list-style-name="L6">
      <style:text-properties style:font-name="Liberation Serif1" fo:font-style="normal" style:text-underline-style="none" fo:font-weight="bold" officeooo:rsid="003170cc" officeooo:paragraph-rsid="003170cc" style:font-style-asian="normal" style:font-weight-asian="bold" style:font-style-complex="normal" style:font-weight-complex="bold"/>
    </style:style>
    <style:style style:name="P53" style:family="paragraph" style:parent-style-name="Standard" style:list-style-name="L6">
      <style:text-properties style:font-name="Liberation Serif1" fo:font-style="normal" style:text-underline-style="none" fo:font-weight="bold" officeooo:rsid="00329aec" officeooo:paragraph-rsid="00329aec" style:font-style-asian="normal" style:font-weight-asian="bold" style:font-style-complex="normal" style:font-weight-complex="bold"/>
    </style:style>
    <style:style style:name="P54" style:family="paragraph" style:parent-style-name="Standard" style:list-style-name="L6">
      <style:text-properties style:font-name="Liberation Serif1" fo:font-style="normal" style:text-underline-style="none" fo:font-weight="bold" officeooo:rsid="00334a1a" officeooo:paragraph-rsid="00334a1a" style:font-style-asian="normal" style:font-weight-asian="bold" style:font-style-complex="normal" style:font-weight-complex="bold"/>
    </style:style>
    <style:style style:name="P55" style:family="paragraph" style:parent-style-name="Standard" style:list-style-name="L6">
      <style:text-properties style:font-name="Liberation Serif1" fo:font-style="normal" style:text-underline-style="none" fo:font-weight="bold" officeooo:rsid="00345cb6" officeooo:paragraph-rsid="00345cb6" style:font-style-asian="normal" style:font-weight-asian="bold" style:font-style-complex="normal" style:font-weight-complex="bold"/>
    </style:style>
    <style:style style:name="P56" style:family="paragraph" style:parent-style-name="Standard" style:list-style-name="L6">
      <style:text-properties style:font-name="Liberation Serif1" fo:font-style="normal" style:text-underline-style="none" fo:font-weight="bold" officeooo:rsid="003818f6" officeooo:paragraph-rsid="003818f6" style:font-style-asian="normal" style:font-weight-asian="bold" style:font-style-complex="normal" style:font-weight-complex="bold"/>
    </style:style>
    <style:style style:name="P57" style:family="paragraph" style:parent-style-name="Standard" style:list-style-name="L7">
      <style:text-properties style:font-name="Liberation Serif1" fo:font-style="normal" style:text-underline-style="none" fo:font-weight="bold" officeooo:rsid="003ea24d" officeooo:paragraph-rsid="003ea24d" style:font-style-asian="normal" style:font-weight-asian="bold" style:font-style-complex="normal" style:font-weight-complex="bold"/>
    </style:style>
    <style:style style:name="P58" style:family="paragraph" style:parent-style-name="Standard" style:list-style-name="L7">
      <style:text-properties style:font-name="Liberation Serif1" fo:font-style="normal" style:text-underline-style="none" fo:font-weight="bold" officeooo:rsid="003f7095" officeooo:paragraph-rsid="003f7095" style:font-style-asian="normal" style:font-weight-asian="bold" style:font-style-complex="normal" style:font-weight-complex="bold"/>
    </style:style>
    <style:style style:name="P59" style:family="paragraph" style:parent-style-name="Standard" style:list-style-name="L7">
      <style:text-properties style:font-name="Liberation Serif1" fo:font-style="normal" style:text-underline-style="none" fo:font-weight="bold" officeooo:rsid="0040c993" officeooo:paragraph-rsid="0040c993" style:font-style-asian="normal" style:font-weight-asian="bold" style:font-style-complex="normal" style:font-weight-complex="bold"/>
    </style:style>
    <style:style style:name="P60" style:family="paragraph" style:parent-style-name="Standard" style:list-style-name="L7">
      <style:text-properties style:font-name="Liberation Serif1" fo:font-style="normal" style:text-underline-style="none" fo:font-weight="bold" officeooo:rsid="004128ec" officeooo:paragraph-rsid="00426346" style:font-style-asian="normal" style:font-weight-asian="bold" style:font-style-complex="normal" style:font-weight-complex="bold"/>
    </style:style>
    <style:style style:name="P61" style:family="paragraph" style:parent-style-name="Standard" style:list-style-name="L7">
      <style:text-properties style:font-name="Liberation Serif1" fo:font-style="normal" style:text-underline-style="none" fo:font-weight="bold" officeooo:rsid="00432dc4" officeooo:paragraph-rsid="00432dc4" style:font-style-asian="normal" style:font-weight-asian="bold" style:font-style-complex="normal" style:font-weight-complex="bold"/>
    </style:style>
    <style:style style:name="P62" style:family="paragraph" style:parent-style-name="Standard" style:list-style-name="L8">
      <style:text-properties style:font-name="Liberation Serif1" fo:font-style="normal" style:text-underline-style="none" fo:font-weight="bold" officeooo:rsid="004669c0" officeooo:paragraph-rsid="004669c0" style:font-style-asian="normal" style:font-weight-asian="bold" style:font-style-complex="normal" style:font-weight-complex="bold"/>
    </style:style>
    <style:style style:name="P63" style:family="paragraph" style:parent-style-name="Standard" style:list-style-name="L8">
      <style:text-properties style:font-name="Liberation Serif1" fo:font-style="normal" style:text-underline-style="none" fo:font-weight="bold" officeooo:rsid="004786d0" officeooo:paragraph-rsid="004786d0" style:font-style-asian="normal" style:font-weight-asian="bold" style:font-style-complex="normal" style:font-weight-complex="bold"/>
    </style:style>
    <style:style style:name="P64" style:family="paragraph" style:parent-style-name="Standard" style:list-style-name="L8">
      <style:text-properties style:font-name="Liberation Serif1" fo:font-style="normal" style:text-underline-style="none" fo:font-weight="bold" officeooo:rsid="004952d3" officeooo:paragraph-rsid="004952d3" style:font-style-asian="normal" style:font-weight-asian="bold" style:font-style-complex="normal" style:font-weight-complex="bold"/>
    </style:style>
    <style:style style:name="P65" style:family="paragraph" style:parent-style-name="Standard" style:list-style-name="L8">
      <style:text-properties style:font-name="Liberation Serif1" fo:font-style="normal" style:text-underline-style="none" fo:font-weight="bold" officeooo:rsid="004c5cd7" officeooo:paragraph-rsid="004c5cd7" style:font-style-asian="normal" style:font-weight-asian="bold" style:font-style-complex="normal" style:font-weight-complex="bold"/>
    </style:style>
    <style:style style:name="P66" style:family="paragraph" style:parent-style-name="Standard" style:list-style-name="L8">
      <style:text-properties style:font-name="Liberation Serif1" fo:font-style="normal" style:text-underline-style="none" fo:font-weight="bold" officeooo:rsid="004ed596" officeooo:paragraph-rsid="004ed596" style:font-style-asian="normal" style:font-weight-asian="bold" style:font-style-complex="normal" style:font-weight-complex="bold"/>
    </style:style>
    <style:style style:name="P67" style:family="paragraph" style:parent-style-name="Standard" style:list-style-name="L9">
      <style:text-properties style:font-name="Liberation Serif1" fo:font-style="normal" style:text-underline-style="none" fo:font-weight="bold" officeooo:rsid="00530aab" officeooo:paragraph-rsid="00530aab" style:font-style-asian="normal" style:font-weight-asian="bold" style:font-style-complex="normal" style:font-weight-complex="bold"/>
    </style:style>
    <style:style style:name="P68" style:family="paragraph" style:parent-style-name="Standard">
      <style:text-properties style:font-name="Liberation Serif1" fo:font-style="normal" style:text-underline-style="none" fo:font-weight="bold" officeooo:rsid="0055f4bd" officeooo:paragraph-rsid="0055f4bd" style:font-style-asian="normal" style:font-weight-asian="bold" style:font-style-complex="normal" style:font-weight-complex="bold"/>
    </style:style>
    <style:style style:name="P69" style:family="paragraph" style:parent-style-name="Standard" style:list-style-name="L10">
      <style:text-properties style:font-name="Liberation Serif1" fo:font-style="normal" style:text-underline-style="none" fo:font-weight="bold" officeooo:rsid="0055f4bd" officeooo:paragraph-rsid="0055f4bd" style:font-style-asian="normal" style:font-weight-asian="bold" style:font-style-complex="normal" style:font-weight-complex="bold"/>
    </style:style>
    <style:style style:name="P70" style:family="paragraph" style:parent-style-name="Standard">
      <style:text-properties style:font-name="Liberation Serif1" fo:font-style="normal" style:text-underline-style="none" fo:font-weight="bold" officeooo:rsid="005738b5" officeooo:paragraph-rsid="005738b5" style:font-style-asian="normal" style:font-weight-asian="bold" style:font-style-complex="normal" style:font-weight-complex="bold"/>
    </style:style>
    <style:style style:name="P71" style:family="paragraph" style:parent-style-name="Standard" style:list-style-name="L11">
      <style:text-properties style:font-name="Liberation Serif1" fo:font-style="normal" style:text-underline-style="none" fo:font-weight="bold" officeooo:rsid="00573e97" officeooo:paragraph-rsid="00573e97" style:font-style-asian="normal" style:font-weight-asian="bold" style:font-style-complex="normal" style:font-weight-complex="bold"/>
    </style:style>
    <style:style style:name="P72" style:family="paragraph" style:parent-style-name="Standard" style:list-style-name="L11">
      <style:text-properties style:font-name="Liberation Serif1" fo:font-style="normal" style:text-underline-style="none" fo:font-weight="bold" officeooo:rsid="005938ee" officeooo:paragraph-rsid="005938ee" style:font-style-asian="normal" style:font-weight-asian="bold" style:font-style-complex="normal" style:font-weight-complex="bold"/>
    </style:style>
    <style:style style:name="P73" style:family="paragraph" style:parent-style-name="Standard">
      <style:text-properties style:font-name="Liberation Serif1" fo:font-style="normal" style:text-underline-style="none" fo:font-weight="bold" officeooo:rsid="005938ee" officeooo:paragraph-rsid="005938ee" style:font-style-asian="normal" style:font-weight-asian="bold" style:font-style-complex="normal" style:font-weight-complex="bold"/>
    </style:style>
    <style:style style:name="P74" style:family="paragraph" style:parent-style-name="Standard" style:list-style-name="L2">
      <style:text-properties style:font-name="Liberation Serif1" fo:font-style="italic" fo:font-weight="bold" officeooo:rsid="0014773d" officeooo:paragraph-rsid="0014773d" style:font-style-asian="italic" style:font-weight-asian="bold" style:font-style-complex="italic" style:font-weight-complex="bold"/>
    </style:style>
    <style:style style:name="P75" style:family="paragraph" style:parent-style-name="Standard" style:list-style-name="L3">
      <style:text-properties style:font-name="Liberation Serif1" fo:font-style="italic" fo:font-weight="bold" officeooo:rsid="001a1ba2" officeooo:paragraph-rsid="001a1ba2" style:font-style-asian="italic" style:font-weight-asian="bold" style:font-style-complex="italic" style:font-weight-complex="bold"/>
    </style:style>
    <style:style style:name="P76" style:family="paragraph" style:parent-style-name="Standard" style:list-style-name="L3">
      <style:text-properties style:font-name="Liberation Serif1" fo:font-style="italic" fo:font-weight="bold" officeooo:rsid="001b8ea0" officeooo:paragraph-rsid="001b8ea0" style:font-style-asian="italic" style:font-weight-asian="bold" style:font-style-complex="italic" style:font-weight-complex="bold"/>
    </style:style>
    <style:style style:name="P77" style:family="paragraph" style:parent-style-name="Standard" style:list-style-name="L3">
      <style:text-properties style:font-name="Liberation Serif1" fo:font-style="italic" fo:font-weight="bold" officeooo:rsid="001bdcf7" officeooo:paragraph-rsid="001bdcf7" style:font-style-asian="italic" style:font-weight-asian="bold" style:font-style-complex="italic" style:font-weight-complex="bold"/>
    </style:style>
    <style:style style:name="P78" style:family="paragraph" style:parent-style-name="Standard" style:list-style-name="L3">
      <style:text-properties style:font-name="Liberation Serif1" fo:font-style="italic" fo:font-weight="bold" officeooo:rsid="001dc043" officeooo:paragraph-rsid="001dc043" style:font-style-asian="italic" style:font-weight-asian="bold" style:font-style-complex="italic" style:font-weight-complex="bold"/>
    </style:style>
    <style:style style:name="P79" style:family="paragraph" style:parent-style-name="Standard" style:list-style-name="L3">
      <style:text-properties style:font-name="Liberation Serif1" fo:font-style="italic" fo:font-weight="bold" officeooo:rsid="001f2047" officeooo:paragraph-rsid="001f2047" style:font-style-asian="italic" style:font-weight-asian="bold" style:font-style-complex="italic" style:font-weight-complex="bold"/>
    </style:style>
    <style:style style:name="P80" style:family="paragraph" style:parent-style-name="Standard" style:list-style-name="L3">
      <style:text-properties style:font-name="Liberation Serif1" fo:font-style="italic" fo:font-weight="bold" officeooo:rsid="002294e5" officeooo:paragraph-rsid="002294e5" style:font-style-asian="italic" style:font-weight-asian="bold" style:font-style-complex="italic" style:font-weight-complex="bold"/>
    </style:style>
    <style:style style:name="P81" style:family="paragraph" style:parent-style-name="Standard" style:list-style-name="L3">
      <style:text-properties style:font-name="Liberation Serif1" fo:font-style="italic" fo:font-weight="bold" officeooo:rsid="0023c8c2" officeooo:paragraph-rsid="0023c8c2" style:font-style-asian="italic" style:font-weight-asian="bold" style:font-style-complex="italic" style:font-weight-complex="bold"/>
    </style:style>
    <style:style style:name="P82" style:family="paragraph" style:parent-style-name="Standard" style:list-style-name="L3">
      <style:text-properties style:font-name="Liberation Serif1" fo:font-style="italic" fo:font-weight="bold" officeooo:rsid="0025a919" officeooo:paragraph-rsid="0025a919" style:font-style-asian="italic" style:font-weight-asian="bold" style:font-style-complex="italic" style:font-weight-complex="bold"/>
    </style:style>
    <style:style style:name="P83" style:family="paragraph" style:parent-style-name="Standard" style:list-style-name="L3">
      <style:text-properties style:font-name="Liberation Serif1" fo:font-style="italic" fo:font-weight="bold" officeooo:rsid="00264eb2" officeooo:paragraph-rsid="00264eb2" style:font-style-asian="italic" style:font-weight-asian="bold" style:font-style-complex="italic" style:font-weight-complex="bold"/>
    </style:style>
    <style:style style:name="P84" style:family="paragraph" style:parent-style-name="Standard" style:list-style-name="L3">
      <style:text-properties style:font-name="Liberation Serif1" fo:font-style="italic" fo:font-weight="bold" officeooo:rsid="0026768d" officeooo:paragraph-rsid="0026768d" style:font-style-asian="italic" style:font-weight-asian="bold" style:font-style-complex="italic" style:font-weight-complex="bold"/>
    </style:style>
    <style:style style:name="P85" style:family="paragraph" style:parent-style-name="Standard" style:list-style-name="L3">
      <style:text-properties style:font-name="Liberation Serif1" fo:font-style="italic" style:text-underline-style="none" fo:font-weight="normal" officeooo:rsid="001b8ea0" officeooo:paragraph-rsid="001b8ea0" style:font-style-asian="italic" style:font-weight-asian="normal" style:font-style-complex="italic" style:font-weight-complex="normal"/>
    </style:style>
    <style:style style:name="P86" style:family="paragraph" style:parent-style-name="Standard" style:list-style-name="L3">
      <style:text-properties style:font-name="Liberation Serif1" fo:font-style="italic" style:text-underline-style="none" fo:font-weight="normal" officeooo:rsid="001bdcf7" officeooo:paragraph-rsid="001bdcf7" style:font-style-asian="italic" style:font-weight-asian="normal" style:font-style-complex="italic" style:font-weight-complex="normal"/>
    </style:style>
    <style:style style:name="P87" style:family="paragraph" style:parent-style-name="Standard" style:list-style-name="L3">
      <style:text-properties style:font-name="Liberation Serif1" fo:font-style="italic" style:text-underline-style="none" fo:font-weight="normal" officeooo:rsid="0024db6f" officeooo:paragraph-rsid="0024db6f" style:font-style-asian="italic" style:font-weight-asian="normal" style:font-style-complex="italic" style:font-weight-complex="normal"/>
    </style:style>
    <style:style style:name="P88" style:family="paragraph" style:parent-style-name="Standard">
      <style:text-properties style:font-name="Liberation Serif1" fo:font-style="italic" style:text-underline-style="none" fo:font-weight="normal" officeooo:rsid="00530aab" officeooo:paragraph-rsid="00530aab" style:font-style-asian="italic" style:font-weight-asian="normal" style:font-style-complex="italic" style:font-weight-complex="normal"/>
    </style:style>
    <style:style style:name="P89" style:family="paragraph" style:parent-style-name="Standard">
      <style:text-properties style:font-name="Liberation Serif" fo:font-style="italic" style:text-underline-style="none" fo:font-weight="bold" officeooo:rsid="0060fe51" officeooo:paragraph-rsid="005738b5" style:font-style-asian="italic" style:font-weight-asian="bold" style:font-style-complex="italic" style:font-weight-complex="bold"/>
    </style:style>
    <style:style style:name="P90" style:family="paragraph" style:parent-style-name="Standard">
      <style:paragraph-properties fo:margin-left="0.4925in" fo:margin-right="0in" fo:text-indent="0in" style:auto-text-indent="false"/>
      <style:text-properties style:font-name="Courier New" fo:font-style="normal" style:text-underline-style="none" fo:font-weight="bold" officeooo:rsid="0059d65c" officeooo:paragraph-rsid="0059d65c" style:font-style-asian="normal" style:font-weight-asian="bold" style:font-style-complex="normal" style:font-weight-complex="bold"/>
    </style:style>
    <style:style style:name="P91" style:family="paragraph" style:parent-style-name="Standard">
      <style:paragraph-properties fo:margin-left="0.4925in" fo:margin-right="0in" fo:text-indent="0in" style:auto-text-indent="false"/>
      <style:text-properties style:font-name="Courier New" fo:font-style="normal" style:text-underline-style="none" fo:font-weight="bold" officeooo:rsid="005bea6f" officeooo:paragraph-rsid="005bea6f" style:font-style-asian="normal" style:font-weight-asian="bold" style:font-style-complex="normal" style:font-weight-complex="bold"/>
    </style:style>
    <style:style style:name="P92" style:family="paragraph" style:parent-style-name="Standard">
      <style:paragraph-properties fo:margin-left="0.4925in" fo:margin-right="0in" fo:text-indent="0in" style:auto-text-indent="false"/>
      <style:text-properties style:font-name="Liberation Serif" fo:font-style="italic" style:text-underline-style="none" fo:font-weight="bold" officeooo:rsid="0060fe51" officeooo:paragraph-rsid="0060fe51" style:font-style-asian="italic" style:font-weight-asian="bold" style:font-style-complex="italic" style:font-weight-complex="bold"/>
    </style:style>
    <style:style style:name="P93" style:family="paragraph" style:parent-style-name="Standard">
      <style:paragraph-properties fo:margin-left="0in" fo:margin-right="0in" fo:text-indent="0in" style:auto-text-indent="false"/>
      <style:text-properties style:font-name="Liberation Serif" fo:font-style="normal" style:text-underline-style="none" fo:font-weight="bold" officeooo:rsid="005d1917" officeooo:paragraph-rsid="005d1917" style:font-style-asian="normal" style:font-weight-asian="bold" style:font-style-complex="normal" style:font-weight-complex="bold"/>
    </style:style>
    <style:style style:name="P94" style:family="paragraph" style:parent-style-name="Standard">
      <style:paragraph-properties fo:margin-left="0in" fo:margin-right="0in" fo:text-indent="0in" style:auto-text-indent="false"/>
      <style:text-properties style:font-name="Liberation Serif" fo:font-style="normal" style:text-underline-style="none" fo:font-weight="bold" officeooo:rsid="005fc90a" officeooo:paragraph-rsid="005fc90a"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3170cc" style:font-weight-asian="normal" style:font-weight-complex="normal"/>
    </style:style>
    <style:style style:name="T3" style:family="text">
      <style:text-properties fo:font-weight="normal" officeooo:rsid="00351136" style:font-weight-asian="normal" style:font-weight-complex="normal"/>
    </style:style>
    <style:style style:name="T4" style:family="text">
      <style:text-properties fo:font-weight="normal" officeooo:rsid="00426346" style:font-weight-asian="normal" style:font-weight-complex="normal"/>
    </style:style>
    <style:style style:name="T5" style:family="text">
      <style:text-properties fo:font-weight="normal" officeooo:rsid="0041e92c" style:font-weight-asian="normal" style:font-weight-complex="normal"/>
    </style:style>
    <style:style style:name="T6" style:family="text">
      <style:text-properties fo:font-weight="normal" officeooo:rsid="00466cc4" style:font-weight-asian="normal" style:font-weight-complex="normal"/>
    </style:style>
    <style:style style:name="T7" style:family="text">
      <style:text-properties fo:font-weight="normal" officeooo:rsid="004ac1df" style:font-weight-asian="normal" style:font-weight-complex="normal"/>
    </style:style>
    <style:style style:name="T8" style:family="text">
      <style:text-properties fo:font-weight="normal" officeooo:rsid="004bfc4c" style:font-weight-asian="normal" style:font-weight-complex="normal"/>
    </style:style>
    <style:style style:name="T9" style:family="text">
      <style:text-properties fo:font-weight="normal" officeooo:rsid="005efb32"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normal" officeooo:rsid="001f22df"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26b912" style:font-weight-asian="normal" style:font-weight-complex="normal"/>
    </style:style>
    <style:style style:name="T21" style:family="text">
      <style:text-properties style:font-name="Nimbus Mono L"/>
    </style:style>
    <style:style style:name="T22" style:family="text">
      <style:text-properties style:font-name="Nimbus Mono L" fo:font-style="normal" style:text-underline-style="none" fo:font-weight="normal" style:font-style-asian="normal" style:font-weight-asian="normal" style:font-style-complex="normal" style:font-weight-complex="normal"/>
    </style:style>
    <style:style style:name="T23" style:family="text">
      <style:text-properties style:font-name="Nimbus Mono L"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style:font-name="Nimbus Mono L" fo:font-weight="normal" style:font-weight-asian="normal" style:font-weight-complex="normal"/>
    </style:style>
    <style:style style:name="T25" style:family="text">
      <style:text-properties style:font-name="Nimbus Mono L" fo:font-weight="normal" officeooo:rsid="0041e92c" style:font-weight-asian="normal" style:font-weight-complex="normal"/>
    </style:style>
    <style:style style:name="T26" style:family="text">
      <style:text-properties style:font-name="Nimbus Mono L" officeooo:rsid="0041e92c"/>
    </style:style>
    <style:style style:name="T27" style:family="text">
      <style:text-properties fo:font-weight="bold" style:font-weight-asian="bold" style:font-weight-complex="bold"/>
    </style:style>
    <style:style style:name="T28" style:family="text">
      <style:text-properties fo:color="#ff0000"/>
    </style:style>
    <style:style style:name="T29" style:family="text">
      <style:text-properties fo:color="#ff0000" fo:font-weight="normal" officeooo:rsid="004ac1df" style:font-weight-asian="normal" style:font-weight-complex="normal"/>
    </style:style>
    <style:style style:name="T30" style:family="text">
      <style:text-properties fo:color="#ff0000" fo:font-weight="normal" officeooo:rsid="004bfc4c" style:font-weight-asian="normal" style:font-weight-complex="normal"/>
    </style:style>
    <style:style style:name="T31" style:family="text">
      <style:text-properties fo:color="#ff0000" fo:font-weight="normal" officeooo:rsid="004ff0ef" style:font-weight-asian="normal" style:font-weight-complex="normal"/>
    </style:style>
    <style:style style:name="T32" style:family="text">
      <style:text-properties fo:color="#ff0000" fo:font-style="italic" fo:font-weight="normal" officeooo:rsid="004bfc4c" style:font-style-asian="italic" style:font-weight-asian="normal" style:font-style-complex="italic" style:font-weight-complex="normal"/>
    </style:style>
    <style:style style:name="T33" style:family="text">
      <style:text-properties fo:color="#000000"/>
    </style:style>
    <style:style style:name="T34" style:family="text">
      <style:text-properties officeooo:rsid="00351136"/>
    </style:style>
    <style:style style:name="T35" style:family="text">
      <style:text-properties officeooo:rsid="00426346"/>
    </style:style>
    <style:style style:name="T36" style:family="text">
      <style:text-properties fo:color="#ce181e"/>
    </style:style>
    <style:style style:name="T37" style:family="text">
      <style:text-properties style:font-name="Liberation Serif" fo:font-weight="normal" style:font-weight-asian="normal" style:font-weight-complex="normal"/>
    </style:style>
    <style:style style:name="T38" style:family="text">
      <style:text-properties officeooo:rsid="005efb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ibuintes<text:span text:style-name="T1">:</text:span></text:p>
      <text:p text:style-name="P17"><text:span text:style-name="T1">RIPI, Art. 24. São obrigados ao pagamento do imposto como </text:span>contribuintes<text:span text:style-name="T1">:</text:span></text:p>
      <text:p text:style-name="P17"><text:span text:style-name="T1">I – o </text:span>importador<text:span text:style-name="T1">, em relação ao FG decorrente do </text:span><text:span text:style-name="T10">desembaraço aduaneiro</text:span><text:span text:style-name="T13"> de produto de procedência estrangeira;</text:span></text:p>
      <text:p text:style-name="P17"><text:span text:style-name="T13">II – o </text:span><text:span text:style-name="T12">industrial</text:span><text:span text:style-name="T13">, em relação ao FG decorrente da </text:span><text:span text:style-name="T10">saída de produto </text:span><text:span text:style-name="T13">que industrializar em seu estabelecimento, bem como quanto aos demais FG’s decorrentes de atos que praticar;</text:span></text:p>
      <text:p text:style-name="P17"><text:span text:style-name="T13">III – o estabelecimento </text:span><text:span text:style-name="T12">equiparado ao industrial</text:span><text:span text:style-name="T13">, quanto ao FG relativo aos produtos que dele saírem, bem como quanto aos demais FG’s decorrentes de atos que praticar;</text:span></text:p>
      <text:p text:style-name="P18">IV – os que consumirem ou usarem em outra finalidade, ou remeterem a pessoas que não sejam empresas jornalísticas ou editoras, o papel destinado á impressão de livros, jornais e periódicos, quando alcançado pela imunidade prevista no inciso I do art. 18.</text:p>
      <text:p text:style-name="P18"/>
      <text:p text:style-name="P19"><text:span text:style-name="T12">Princípio da autonomia dos estabelecimentos</text:span><text:span text:style-name="T13">:</text:span></text:p>
      <text:p text:style-name="P17"><text:span text:style-name="T13">Parágrafo único. Considera-se </text:span><text:span text:style-name="T12">contribuinte autônomo</text:span><text:span text:style-name="T13"> qualquer estabelecimento de importador, industrial ou comerciante, </text:span><text:span text:style-name="T12">em relação a cada FG que decorra de ato que praticar</text:span><text:span text:style-name="T13">.</text:span></text:p>
      <text:p text:style-name="P18"/>
      <text:p text:style-name="P21">Isso significa que os diversos estabelecimentos de uma mesma PJ são autônomos, possuindo domicílio fiscal próprio, e devendo cumprir obrigações acessórias independentemente dos demais.</text:p>
      <text:p text:style-name="P21"/>
      <text:p text:style-name="P20"><text:span text:style-name="T13">STF: é </text:span><text:span text:style-name="T12">legítima</text:span><text:span text:style-name="T13"> a incidência do IPI na importação de automóveis por PF para uso próprio.</text:span></text:p>
      <text:p text:style-name="P22"/>
      <text:p text:style-name="P20"><text:span text:style-name="T12">Atacadista</text:span><text:span text:style-name="T13">: estabelecimento que efetua vendas</text:span></text:p>
      <text:list xml:id="list2782528526" text:style-name="L1">
        <text:list-item>
          <text:p text:style-name="P25"><text:span text:style-name="T13">de </text:span><text:span text:style-name="T10">bens de produção</text:span><text:span text:style-name="T13">, exceto à particulares em quantidade que não exceda a normalmente destinada ao seu próprio uso;</text:span></text:p>
        </text:list-item>
        <text:list-item>
          <text:p text:style-name="P25"><text:span text:style-name="T13">de </text:span><text:span text:style-name="T10">bens de consumo</text:span><text:span text:style-name="T13">, em quantidade superior àquela normalmente destinada a uso próprio do adquirente; e</text:span></text:p>
        </text:list-item>
        <text:list-item>
          <text:p text:style-name="P26">a revendedores.</text:p>
        </text:list-item>
      </text:list>
      <text:p text:style-name="P4"/>
      <text:p text:style-name="P3"><text:span text:style-name="T12">Varejista</text:span><text:span text:style-name="T13">: estabelecimento que efetua vendas</text:span></text:p>
      <text:list xml:id="list77101875" text:style-name="L2">
        <text:list-item>
          <text:p text:style-name="P74"><text:span text:style-name="T1">diretas ao consumidor</text:span><text:span text:style-name="T13">, ainda que realize vendas por atacado esporadicamente, considerando-se esporádicas as vendas por atacado quando, </text:span><text:span text:style-name="T12">no mesmo semestre civil, seu valor não exceder 20%</text:span><text:span text:style-name="T13"> do total das vendas realizadas.</text:span></text:p>
        </text:list-item>
      </text:list>
      <text:p text:style-name="P5"/>
      <text:p text:style-name="P6">Equiparação a industrial por determinação legal<text:span text:style-name="T1">:</text:span></text:p>
      <text:list xml:id="list4277209051" text:style-name="L3">
        <text:list-item>
          <text:p text:style-name="P27">estabelecimentos importadores e suas filiais;</text:p>
          <text:list>
            <text:list-item>
              <text:p text:style-name="P75"><text:span text:style-name="T1">quando importador paga IPI em 2 momentos: no desembaraço aduaneiro, e na saída de seu estabelecimento</text:span><text:span text:style-name="T13">;</text:span></text:p>
            </text:list-item>
          </text:list>
        </text:list-item>
        <text:list-item>
          <text:p text:style-name="P28">importação por encomenda ou por conta e ordem de terceiros;</text:p>
          <text:list>
            <text:list-item>
              <text:p text:style-name="P76"><text:span text:style-name="T1">ocorrem 3 FG’s do IPI: (i) no desembaraço aduaneiro; (ii) na saída do estabelecimento do importador; e (iii) na saída do estabelecimento do comerciante</text:span><text:span text:style-name="T13">;</text:span></text:p>
            </text:list-item>
            <text:list-item>
              <text:p text:style-name="P76"><text:span text:style-name="T1">presume-se por </text:span><text:span text:style-name="T16">conta e ordem de terceiro</text:span><text:span text:style-name="T19"> a operação de comércio exterior realizada:</text:span></text:p>
              <text:list>
                <text:list-item>
                  <text:p text:style-name="P85">mediante uso de recursos de terceiro; ou</text:p>
                </text:list-item>
                <text:list-item>
                  <text:p text:style-name="P76"><text:span text:style-name="T19">em desacordo com os requisitos e condições estabelecidos pela RFB</text:span><text:span text:style-name="T14">;</text:span></text:p>
                </text:list-item>
              </text:list>
            </text:list-item>
            <text:list-item>
              <text:p text:style-name="P76"><text:soft-page-break/><text:span text:style-name="T19">já </text:span><text:span text:style-name="T16">importação por encomenda</text:span><text:span text:style-name="T19"> é aquela realizada com recursos próprios da PJ importadora que adquira mercadorias no exterior para revenda a encomendante predeterminado, participando ou não o encomendante das operações comerciais relativas à aquisição dos produtos no exterior</text:span><text:span text:style-name="T14">;</text:span></text:p>
            </text:list-item>
            <text:list-item>
              <text:p text:style-name="P86">a RFB:</text:p>
              <text:list>
                <text:list-item>
                  <text:p text:style-name="P86">deve estabelecer requisitos e condições para a PJ importadora por conta e ordem ou por encomenda;</text:p>
                </text:list-item>
                <text:list-item>
                  <text:p text:style-name="P77"><text:span text:style-name="T19">pode exigir prestação de garantia como condição para a entrega de mercadorias, quando o valor das importações for incompatível como CS ou o PL do importador ou encomendante predeterminado, ou, no caso de importação por conta e ordem, do adquirente</text:span><text:span text:style-name="T14">;</text:span></text:p>
                </text:list-item>
              </text:list>
            </text:list-item>
          </text:list>
        </text:list-item>
        <text:list-item>
          <text:p text:style-name="P29">encomendantes no mercado interno;</text:p>
          <text:list>
            <text:list-item>
              <text:p text:style-name="P77"><text:span text:style-name="T19">quando os estabelecimentos comerciais de produtos cuja industrialização tenha sido realizada por outro estabelecimento </text:span><text:span text:style-name="T16">da mesma firma ou de terceiro</text:span><text:span text:style-name="T19">, </text:span><text:span text:style-name="T16">mediante remessa, por eles efetuada, de matérias-primas, produtos intermediários, embalagens, recipientes, moldes, matrizes ou modelos</text:span><text:span text:style-name="T14">;</text:span></text:p>
            </text:list-item>
          </text:list>
        </text:list-item>
        <text:list-item>
          <text:p text:style-name="P30">encomenda de industrialização de bebidas, líquidos alcoólicos e vinagres;</text:p>
          <text:list>
            <text:list-item>
              <text:p text:style-name="P78"><text:span text:style-name="T19">idem ao anterior, mas não há a necessidade da remessa de insumos para se caracterizar a equiparação</text:span><text:span text:style-name="T14">;</text:span></text:p>
            </text:list-item>
            <text:list-item>
              <text:p text:style-name="P78"><text:span text:style-name="T19">se uma questão mencionar a industrialização por encomenda de bebidas e citar alguma restrição em relação à marca ou ao nome fantasia, estará </text:span><text:span text:style-name="T18">errada</text:span><text:span text:style-name="T14">;</text:span></text:p>
            </text:list-item>
          </text:list>
        </text:list-item>
        <text:list-item>
          <text:p text:style-name="P31">filial atacadista;</text:p>
          <text:list>
            <text:list-item>
              <text:p text:style-name="P79"><text:span text:style-name="T19">são equiparados ao industrial as filiais e demais estabelecimentos que exercerem o comércio de </text:span><text:span text:style-name="T16">produtos importados, industrializados ou mandados industrializar por outro estabelecimento da mesma firma, </text:span><text:span text:style-name="T15">salvo</text:span><text:span text:style-name="T16"> se aqueles operarem </text:span><text:span text:style-name="T15">exclusivamente</text:span><text:span text:style-name="T16"> na venda a </text:span><text:span text:style-name="T15">varejo</text:span><text:span text:style-name="T16"> e não estiverem enquadrados na hipó</text:span><text:span text:style-name="T17">te</text:span><text:span text:style-name="T16">se do item “estabelecimentos importadores e suas filiais” visto acima</text:span><text:span text:style-name="T14">;</text:span></text:p>
            </text:list-item>
          </text:list>
        </text:list-item>
        <text:list-item>
          <text:p text:style-name="P32">atacadista de pérolas, pedras e metais preciosos;</text:p>
        </text:list-item>
        <text:list-item>
          <text:p text:style-name="P32">atacadista de bebidas quentes;</text:p>
          <text:list>
            <text:list-item>
              <text:p text:style-name="P80"><text:span text:style-name="T19">atacadistas e cooperativas só serão equiparadas a industriais se os produtos estiverem acondicionados em recipientes de </text:span><text:span text:style-name="T16">capacidade superior ao limite máximo (1L) permitido para venda a varejo</text:span><text:span text:style-name="T14">;</text:span></text:p>
            </text:list-item>
            <text:list-item>
              <text:p text:style-name="P81"><text:span text:style-name="T19">RIPI:</text:span><text:span text:style-name="T14"><text:line-break/></text:span><text:span text:style-name="T22">Art. 44. As bebidas (…) acondicionadas em recipientes de capacidade superior ao limite máximo permitido para a venda a varejo </text:span><text:span text:style-name="T23">sairão obrigatoriamente com suspensão do imposto dos respectivos estabelecimentos produtores, dos atacadistas e das cooperativas de produtores</text:span><text:span text:style-name="T22">, quando destinados aos seguintes estabelecimentos:<text:line-break/>I – industriais que as usem como matéria-prima ou produto intermediário na fabricação de bebidas;<text:line-break/>II – atacadistas e cooperativas de produtores; e<text:line-break/>III – engarrafadores dos mesmos produtos.</text:span></text:p>
            </text:list-item>
          </text:list>
        </text:list-item>
        <text:list-item>
          <text:p text:style-name="P33">atacadista de produtos de beleza importados;</text:p>
          <text:list>
            <text:list-item>
              <text:p text:style-name="P87">IPI incide em 3 momentos: (i) no desembaraço aduaneiro; (ii) na saída do estabelecimento do importador; e (iii) na saída do estabelecimento do atacadista;</text:p>
            </text:list-item>
          </text:list>
        </text:list-item>
        <text:list-item>
          <text:p text:style-name="P33">atacadista de automóveis;</text:p>
          <text:list>
            <text:list-item>
              <text:p text:style-name="P82"><text:span text:style-name="T19">em regra, as concessionárias </text:span><text:span text:style-name="T18">não</text:span><text:span text:style-name="T19"> são atacadistas, mas se excederem 20% do total de vendas no semestre civil, será equiparada a industrial</text:span><text:span text:style-name="T14">;</text:span></text:p>
            </text:list-item>
          </text:list>
        </text:list-item>
        <text:list-item>
          <text:p text:style-name="P34">atacadista de produtos específicos, em operação realizada entre pessoas interligadas;</text:p>
          <text:list>
            <text:list-item>
              <text:p text:style-name="P83"><text:soft-page-break/><text:span text:style-name="T19">quando adquirente e remetente são empresas controladoras ou controladas, coligadas, interligadas ou interdependentes</text:span><text:span text:style-name="T14">;</text:span></text:p>
            </text:list-item>
            <text:list-item>
              <text:p text:style-name="P84"><text:span text:style-name="T19">é possível, por decreto, excluir produtos da lista de produtos específicos, ou acrescentar outro, desde que a alíquota do IPI seja igual ou superior a 15% </text:span><text:span text:style-name="T20">nesse último caso</text:span><text:span text:style-name="T14">;</text:span></text:p>
            </text:list-item>
          </text:list>
        </text:list-item>
        <text:list-item>
          <text:p text:style-name="P35">industrial que vende bens de produção;</text:p>
        </text:list-item>
        <text:list-item>
          <text:p text:style-name="P36">distribuição de águas, cervejas e refrigerantes.</text:p>
        </text:list-item>
      </text:list>
      <text:p text:style-name="P7"/>
      <text:p text:style-name="P11">Hipóteses de equiparação a industrial por opção<text:span text:style-name="T1">:</text:span></text:p>
      <text:list xml:id="list1911756984" text:style-name="L4">
        <text:list-item>
          <text:p text:style-name="P47"><text:span text:style-name="T1">estabelecimentos comerciais que derem saída a </text:span>bens de produção<text:span text:style-name="T1">, para estabelecimentos </text:span>industriais ou revendedores<text:span text:style-name="T1">;</text:span></text:p>
        </text:list-item>
        <text:list-item>
          <text:p text:style-name="P48"><text:span text:style-name="T1">cooperativas que se dedicarem à venda em comum de </text:span>bens de produção<text:span text:style-name="T1">, recebidos de seus associados para comercialização;</text:span></text:p>
        </text:list-item>
        <text:list-item>
          <text:p text:style-name="P48">Atenção!<text:span text:style-name="T1"> Permite-se desistir da equiparação, ou seja, ela não é irretratável.</text:span></text:p>
        </text:list-item>
      </text:list>
      <text:p text:style-name="P8"/>
      <table:table table:name="Tabela1" table:style-name="Tabela1">
        <table:table-column table:style-name="Tabela1.A"/>
        <table:table-row>
          <table:table-cell table:style-name="Tabela1.A1" office:value-type="string">
            <text:p text:style-name="P23">Questão pegadinha, muita atenção!</text:p>
          </table:table-cell>
        </table:table-row>
        <table:table-row>
          <table:table-cell table:style-name="Tabela1.A2" office:value-type="string">
            <text:p text:style-name="P24">(Estratégia/2017) Equiparam-se a estabelecimento industrial os estabelecimentos importadores de produtos de procedência estrangeira, ainda que não deem saída a esses produtos.</text:p>
            <text:p text:style-name="P24"/>
            <text:p text:style-name="P24">Gabarito: Errado.</text:p>
            <text:p text:style-name="P24"/>
            <text:p text:style-name="P24">O art. 9º, I, do RIPI, determina a equiparação dos estabelecimentos importadores de produtos de procedência estrangeira <text:span text:style-name="T27">quando derem saída a esses produtos</text:span><text:span text:style-name="T1">. Se não dão saída, esses estabelecimentos figuram como </text:span><text:span text:style-name="T27">contribuinte</text:span><text:span text:style-name="T1">, na qualidade de </text:span><text:span text:style-name="T27">importador</text:span><text:span text:style-name="T1">, em relação ao FG ocorrido com o desembaraço aduaneiro dos produtos.</text:span></text:p>
          </table:table-cell>
        </table:table-row>
      </table:table>
      <text:p text:style-name="P8"/>
      <text:p text:style-name="P12">Responsabilidade tributária<text:span text:style-name="T1">:</text:span></text:p>
      <text:list xml:id="list1475727230" text:style-name="L5">
        <text:list-item>
          <text:p text:style-name="P37">responsável = sujeito passivo indireto;</text:p>
        </text:list-item>
        <text:list-item>
          <text:p text:style-name="P49"><text:span text:style-name="T1">a lei pode atribuir de modo expresso a responsabilidade pelo CT a terceira pessoa, </text:span>vinculada ao FG da respectiva obrigação<text:span text:style-name="T1">;</text:span></text:p>
        </text:list-item>
        <text:list-item>
          <text:p text:style-name="P38">subdivide-se em:</text:p>
          <text:list>
            <text:list-item>
              <text:p text:style-name="P38">responsáveis;</text:p>
            </text:list-item>
            <text:list-item>
              <text:p text:style-name="P38">responsáveis como contribuinte substituto;</text:p>
            </text:list-item>
            <text:list-item>
              <text:p text:style-name="P38">responsáveis solidários; e</text:p>
            </text:list-item>
            <text:list-item>
              <text:p text:style-name="P38">responsáveis por infração.</text:p>
            </text:list-item>
          </text:list>
        </text:list-item>
      </text:list>
      <text:p text:style-name="P9"/>
      <text:p text:style-name="P13">Responsáveis<text:span text:style-name="T1">:</text:span></text:p>
      <text:list xml:id="list2181508845" text:style-name="L6">
        <text:list-item>
          <text:p text:style-name="P50">Atenção!<text:span text:style-name="T1"> Todos os casos desse tópico se referem a algum </text:span>descumprimento de condições ou obrigações acessórias<text:span text:style-name="T1">;</text:span></text:p>
        </text:list-item>
        <text:list-item>
          <text:p text:style-name="P50"><text:span text:style-name="T1">é </text:span>responsável<text:span text:style-name="T1"> o </text:span><text:span text:style-name="T33">transportador</text:span><text:span text:style-name="T1">, em relação aos produtos tributados que transportar, </text:span>d<text:span text:style-name="T33">esacompanhados da documentação comprobatória da procedência</text:span><text:span text:style-name="T1">;</text:span></text:p>
        </text:list-item>
        <text:list-item>
          <text:p text:style-name="P50"><text:span text:style-name="T1">é </text:span>responsável <text:span text:style-name="T28">pessoal</text:span><text:span text:style-name="T1"> o transportador quando houver o </text:span>extravio de documentos que lhe tenha sido entregue pelos remetentes dos produtos<text:span text:style-name="T1">;</text:span></text:p>
        </text:list-item>
        <text:list-item>
          <text:p text:style-name="P50"><text:span text:style-name="T1">é </text:span>responsável<text:span text:style-name="T1"> o </text:span>possuidor ou detentor<text:span text:style-name="T1">, em relação aos produtos tributados que possuir ou mantiver para fins de venda ou industrialização, quando </text:span>desacompanhados da documentação comprobatória de sua procedência<text:span text:style-name="T1">;</text:span></text:p>
        </text:list-item>
        <text:list-item>
          <text:p text:style-name="P50"><text:span text:style-name="T1">é </text:span>responsável<text:span text:style-name="T1"> o estabelecimento comercial </text:span>atacadista<text:span text:style-name="T1"> de produtos sujeitos ao regime de </text:span>bebidas quentes<text:span text:style-name="T1">, que possuir ou mantiver produtos </text:span>desacompanhados da documentação comprobatória de sua procedência, ou que deles der saída<text:span text:style-name="T1">;</text:span></text:p>
        </text:list-item>
        <text:list-item>
          <text:p text:style-name="P50"><text:soft-page-break/><text:span text:style-name="T1">é </text:span>responsável<text:span text:style-name="T1"> o estabelecimento </text:span>adquirente<text:span text:style-name="T1"> </text:span>de produtos usados<text:span text:style-name="T1"> </text:span>cuja<text:span text:style-name="T1"> </text:span>origem não possa ser comprovada <text:span text:style-name="T1">pela falta de marcação, se exigível, de documento fiscal próprio ou do documento a que se refere o art. 372;</text:span></text:p>
        </text:list-item>
        <text:list-item>
          <text:p text:style-name="P51"><text:span text:style-name="T1">é </text:span>responsável<text:span text:style-name="T1"> o proprietário, o possuidor, o transportador ou qualquer outro detentor de produtos nacionais, de </text:span>bebidas ou cigarros<text:span text:style-name="T1">, saídos do estabelecimento industrial com imunidade ou suspensão do imposto, </text:span>para exportação, encontrados no País em situação diversa, salvo se em trânsito, quando<text:span text:style-name="T1">:</text:span></text:p>
          <text:list>
            <text:list-item>
              <text:p text:style-name="P39">destinados a uso ou consumo de bordo, em embarcações ou aeronaves de tráfego internacional, com pagamento em moeda conversível;</text:p>
            </text:list-item>
            <text:list-item>
              <text:p text:style-name="P39">destinados a lojas francas, em operação de venda direta;</text:p>
            </text:list-item>
            <text:list-item>
              <text:p text:style-name="P39">adquiridos por empresa comercial exportadora, com o fim específico de exportação, e remetidos diretamente do estabelecimento industrial para embarque de exportação ou para recintos alfandegados, por conta e ordem do adquirente; ou</text:p>
            </text:list-item>
            <text:list-item>
              <text:p text:style-name="P51"><text:span text:style-name="T1">remetidos a recintos alfandegados ou a outros locais onde se processo</text:span><text:span text:style-name="T2">u</text:span><text:span text:style-name="T1"> o despacho aduaneiro de exportação;</text:span></text:p>
            </text:list-item>
          </text:list>
        </text:list-item>
        <text:list-item>
          <text:p text:style-name="P52"><text:span text:style-name="T1">são </text:span>responsáveis<text:span text:style-name="T1"> os estabelecimentos que possuírem produtos tributados ou isentos, sujeitos a serem rotulados ou marcados, ou, ainda, ao selo de controle, quando não estiverem rotulados, marcados ou selados;</text:span></text:p>
        </text:list-item>
        <text:list-item>
          <text:p text:style-name="P52"><text:span text:style-name="T1">são </text:span>responsáveis<text:span text:style-name="T1"> os que desatenderem as normas e requisitos a que estiver condicionada a imunidade, a isenção ou a suspensão do imposto;</text:span></text:p>
        </text:list-item>
        <text:list-item>
          <text:p text:style-name="P53"><text:span text:style-name="T1">é </text:span>responsável<text:span text:style-name="T1"> a empresa comercial exportadora, em relação ao imposto que deixou de ser pago, na saída do estabelecimento industrial, referente aos produtos por ela adquiridos com o fim específico de exportação, nas hipóteses em que:</text:span></text:p>
          <text:list>
            <text:list-item>
              <text:p text:style-name="P53"><text:span text:style-name="T1">tenha transcorrido </text:span>180 dias da data da emissão da NF de venda<text:span text:style-name="T1"> pelo estabelecimento industrial, </text:span>não houver sido efetivada a exportação<text:span text:style-name="T1">;</text:span></text:p>
            </text:list-item>
            <text:list-item>
              <text:p text:style-name="P53"><text:span text:style-name="T1">os produtos forem </text:span>revendidos no mercado interno<text:span text:style-name="T1">; ou</text:span></text:p>
            </text:list-item>
            <text:list-item>
              <text:p text:style-name="P53"><text:span text:style-name="T1">ocorrer </text:span>a destruição, o furto ou roubo dos produtos<text:span text:style-name="T1">;</text:span></text:p>
            </text:list-item>
          </text:list>
        </text:list-item>
        <text:list-item>
          <text:p text:style-name="P54"><text:span text:style-name="T1">é </text:span>responsável<text:span text:style-name="T1"> a </text:span>PF ou PJ<text:span text:style-name="T1"> que não seja empresa jornalística ou editora, em cuja posse for encontrado o papel, destinado à impressão de livros, jornais e periódicos;</text:span></text:p>
          <text:list>
            <text:list-item>
              <text:p text:style-name="P55">Atenção!<text:span text:style-name="T1"> Quem remete o papel imune a outra empresa que não seja jornalística ou editora é </text:span><text:span text:style-name="T11">contribuinte</text:span><text:span text:style-name="T10"> </text:span><text:span text:style-name="T1">do IPI, ao passo que aquele em cuja posse for encontrado papel imune é </text:span><text:span text:style-name="T11">responsável</text:span><text:span text:style-name="T1"> pelo IPI. </text:span><text:span text:style-name="T3">Ademais, ambos respondem </text:span><text:span text:style-name="T34">solidariamente</text:span><text:span text:style-name="T3">;</text:span></text:p>
            </text:list-item>
          </text:list>
        </text:list-item>
        <text:list-item>
          <text:p text:style-name="P56"><text:span text:style-name="T3">h</text:span><text:span text:style-name="T1">á outros casos, relacionados ao regime de bebidas, que serão vistos em aula posterior.</text:span></text:p>
        </text:list-item>
      </text:list>
      <text:p text:style-name="P10"/>
      <text:p text:style-name="P14">Responsável como contribuinte substituto<text:span text:style-name="T1">:</text:span></text:p>
      <text:list xml:id="list2413460149" text:style-name="L7">
        <text:list-item>
          <text:p text:style-name="P57"><text:span text:style-name="T1">é responsável por substituição o industrial ou equiparado a industrial, </text:span>mediante requerimento<text:span text:style-name="T1">, em relação às operações anteriores, concomitantes ou posteriores às saídas que promover, respeitado o que for estabelecido pela RFB;</text:span></text:p>
        </text:list-item>
        <text:list-item>
          <text:p text:style-name="P58">substituição tributária regressiva<text:span text:style-name="T1"> (ou “para trás”): quando o responsável arca com o imposto devido em relação a operação anterior – diferimento do pagamento do IPI;</text:span></text:p>
        </text:list-item>
        <text:list-item>
          <text:p text:style-name="P59"><text:span text:style-name="T1">o RIPI permite a substituição </text:span>regressiva ou progressiva<text:span text:style-name="T1">, mas a RFB regulamentou apenas a </text:span>regressiva<text:span text:style-name="T1">, nos termos da IN RFB 1.081/2010:<text:line-break/></text:span><text:span text:style-name="T24">Art. 2º Para efeito desta IN, considera-se:<text:line-break/>I – </text:span><text:span text:style-name="T21">contribuinte substituto</text:span><text:span text:style-name="T24">, o estabelecimento industrial ou equiparado a industrial que recebe produtos saídos do estabelecimento substituído com suspensão do IPI; e<text:line-break/>II – </text:span><text:span text:style-name="T21">contribuinte substituído</text:span><text:span text:style-name="T24">, o estabelecimento industrial ou equiparado a industrial que dá saída a produtos, com suspensão do IPI, para o contribuinte substituto.</text:span></text:p>
        </text:list-item>
        <text:list-item>
          <text:p text:style-name="P60"><text:soft-page-break/><text:span text:style-name="T1">IN RFB 1.081/2010:<text:line-break/></text:span><text:span text:style-name="T24">Art. 13, §2º O valor do IPI suspensão </text:span><text:span text:style-name="T21">não poderá </text:span><text:span text:style-name="T24">ser utilizado como crédito do imposto.</text:span></text:p>
        </text:list-item>
        <text:list-item>
          <text:p text:style-name="P60"><text:span text:style-name="T4">A </text:span><text:span text:style-name="T35">concessão</text:span><text:span text:style-name="T4"> e o </text:span><text:span text:style-name="T35">cancelamento</text:span><text:span text:style-name="T4"> do regime de substituição tributária é feita por meio de </text:span><text:span text:style-name="T35">requerimento</text:span><text:span text:style-name="T4">, mas a </text:span><text:span text:style-name="T35">alteração</text:span><text:span text:style-name="T4"> pode ser feita de ofício ou a requerimento, e a </text:span><text:span text:style-name="T35">cassação</text:span><text:span text:style-name="T4"> será sempre </text:span><text:span text:style-name="T35">de ofício</text:span><text:span text:style-name="T4">;</text:span><text:span text:style-name="T24"><text:line-break/></text:span><text:span text:style-name="T25">Art. 3º A concessão, a alteração, o cancelamento e a cassação de regime especial de substituição tributária competem ao </text:span><text:span text:style-name="T26">Superintendente Regional da RFB</text:span><text:span text:style-name="T25"> da jurisdição do contribuinte substituto.</text:span></text:p>
        </text:list-item>
        <text:list-item>
          <text:p text:style-name="P61"><text:span text:style-name="T5">A </text:span><text:span text:style-name="T1">substituição tributária </text:span>não<text:span text:style-name="T1"> se aplica ao IPI devido no </text:span>desembaraço aduaneiro de produtos de procedência estrangeira<text:span text:style-name="T1">.</text:span></text:p>
        </text:list-item>
      </text:list>
      <text:p text:style-name="P40"/>
      <text:p text:style-name="P15">Responsáveis solidários<text:span text:style-name="T1">:</text:span></text:p>
      <text:list xml:id="list1119128850" text:style-name="L8">
        <text:list-item>
          <text:p text:style-name="P41">a solidariedade pode decorrer do interesse comum das pessoas na situação que constitua o FG da OT ou da expressa previsão legal;</text:p>
        </text:list-item>
        <text:list-item>
          <text:p text:style-name="P42">art. 27, I: o substituído é solidariamente responsável com o substituto em caso de inadimplência deste;</text:p>
        </text:list-item>
        <text:list-item>
          <text:p text:style-name="P42">art. 27, II: adquirente ou cessionário de mercadoria importada beneficiada com isenção ou redução do imposto responderá em solidariedade com o importador;</text:p>
        </text:list-item>
        <text:list-item>
          <text:p text:style-name="P62"><text:span text:style-name="T1">art. 27, III: </text:span><text:span text:style-name="T6">adquirente de mercadoria de procedência estrangeira, no caso de importação por sua conta e ordem, por intermédio de PJ importadora responderá em solidariedade com o importador;</text:span></text:p>
        </text:list-item>
        <text:list-item>
          <text:p text:style-name="P63"><text:span text:style-name="T6">a</text:span><text:span text:style-name="T1">rt. 27, IV: encomendante predeterminado que adquire mercadoria de procedência estrangeira de PJ importadora (tal qual aquele que importa sob sua conta e ordem) é responsável solidário com o importador;</text:span></text:p>
        </text:list-item>
        <text:list-item>
          <text:p text:style-name="P64"><text:span text:style-name="T1">art. 27, V: </text:span><text:span text:style-name="T7">estabelecimento industrial de cigarros é solidário com a comercial exportadora, no caso específico de exportação, quando da não efetivação da exportação;</text:span><text:span text:style-name="T29"> </text:span><text:span text:style-name="T30">[aplica-se também aos produtos destinados a uso ou consumo de bordo, em embarcações ou aeronaves em tráfego internacional, inclusive por meio de </text:span><text:span text:style-name="T32">ship chandler</text:span><text:span text:style-name="T30">]</text:span></text:p>
        </text:list-item>
        <text:list-item>
          <text:p text:style-name="P65"><text:span text:style-name="T8">a</text:span><text:span text:style-name="T1">rt. 25, VI: encomendante de produtos sujeitos ao regime de bebidas quentes é solidário com o industrial executor da encomenda;</text:span></text:p>
        </text:list-item>
        <text:list-item>
          <text:p text:style-name="P43">art. 25, VIII: mesma lógica do VI, mas para águas, cervejas e refrigerantes;</text:p>
        </text:list-item>
        <text:list-item>
          <text:p text:style-name="P44">art. 25, VII: beneficiário de regime aduaneiro suspensivo destinado à industrialização para exportação é solidário com outro beneficiário quando da admissão de mercadoria com vistas na execução da cadeia industrial do produto a ser exportado;</text:p>
        </text:list-item>
        <text:list-item>
          <text:p text:style-name="P44">art. 28: são solidariamente responsáveis com o sujeito passivo, no período de sua administração, gestão ou representação, os acionistas controladores, e os diretores, gerentes ou representantes de PJ de direito privado, pelos CT’s decorrentes do não recolhimento do imposto no prazo legal;</text:p>
          <text:list>
            <text:list-item>
              <text:p text:style-name="P45">STJ: a responsabilidade do sócio só é cabível quando demonstrado que ele agiu com excesso de mandato ou infringência à lei ou ao contrato social;</text:p>
            </text:list-item>
          </text:list>
        </text:list-item>
        <text:list-item>
          <text:p text:style-name="P66"><text:span text:style-name="T1">art. 29: são solidariamente responsáveis os curadores quanto ao imposto que deixar de ser pago, em razão da isenção de automóveis de passageiros de fabricação nacional, na hipótese de aquisição por pessoas com deficiência física visual, mental severa, ou autistas. </text:span><text:span text:style-name="T31">[no caso de alienação do veículo dentro de 2 anos da aquisição]</text:span></text:p>
        </text:list-item>
      </text:list>
      <text:p text:style-name="P46"/>
      <text:p text:style-name="P16">Responsável por infração<text:span text:style-name="T1">:</text:span></text:p>
      <text:list xml:id="list3367665192" text:style-name="L9">
        <text:list-item>
          <text:p text:style-name="P67"><text:span text:style-name="T1">na hipótese do adquirente de mercadoria de procedência estrangeira, no caso de importação por sua conta e ordem e do encomendante predeterminado que adquire mercadoria de </text:span><text:soft-page-break/><text:span text:style-name="T1">procedência estrangeira de PJ importadora, </text:span><text:span text:style-name="T10">o adquirente de mercadoria de procedência estrangeira responde conjunta ou isoladamente pela infração.</text:span></text:p>
        </text:list-item>
      </text:list>
      <text:p text:style-name="P88"/>
      <text:p text:style-name="P68">Domicílio tributário<text:span text:style-name="T1">:</text:span></text:p>
      <text:list xml:id="list2096141276" text:style-name="L10">
        <text:list-item>
          <text:p text:style-name="P69">PJ direito <text:span text:style-name="T36">privado</text:span> <text:span text:style-name="T1">→ lugar do estabelecimento responsável pelo cumprimento da OT;</text:span></text:p>
        </text:list-item>
        <text:list-item>
          <text:p text:style-name="P69">PJ direito <text:span text:style-name="T36">público</text:span> <text:span text:style-name="T1">→ lugar da situação da repartição responsável pelo cumprimento da OT;</text:span></text:p>
        </text:list-item>
        <text:list-item>
          <text:p text:style-name="P69">comerciante <text:span text:style-name="T36">ambulante</text:span> <text:span text:style-name="T1">→ sede de seus negócios ou, na impossibilidade de determiná-la, o loca de sua residência habitual, ou qualquer dos lugares em que exerça a sua atividade, quando não tenha residência certa ou conhecida;</text:span></text:p>
        </text:list-item>
        <text:list-item>
          <text:p text:style-name="P69">demais pessoas naturais<text:span text:style-name="T1"> → local de sua residência habitual ou, sendo esta incerta ou desconhecida, o centro habitual de sua atividade.</text:span></text:p>
        </text:list-item>
      </text:list>
      <text:p text:style-name="P68"><text:span text:style-name="T1"/></text:p>
      <text:p text:style-name="P70"><text:span text:style-name="T1">Se não couber nenhuma regra acima, considerar como domicílio tributário o lugar da situação dos bens ou da ocorrência dos atos ou fatos que deram origem à OT.</text:span></text:p>
      <text:p text:style-name="P70"><text:span text:style-name="T1"/></text:p>
      <text:p text:style-name="P70"><text:span text:style-name="T1">Autoridade administrativa pode recusar o domicílio eleito, quando impossibilite ou dificulte a arrecadação ou a fiscalização do tributo. Nesse caso, aplica-se o previsto no parágrafo acima.</text:span></text:p>
      <text:p text:style-name="P89"><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Courier New" svg:font-family="'Courier New'"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dd13" officeooo:paragraph-rsid="0012dd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0.06pt solid #000000" fo:border-bottom="0.06pt solid #000000" fo:border-left="none" fo:border-right="none" fo:padding="0.0201in" style:shadow="none"/>
      </style:header-style>
      <style:footer-style/>
    </style:page-layout>
  </office:automatic-styles>
  <office:master-styles>
    <style:master-page style:name="Standard" style:page-layout-name="Mpm1">
      <style:header>
        <text:p text:style-name="MP1">Aula 01 – IPI: contribuintes, responsáveis, estabelecimentos industriais e equiparados, domicíl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1:12.972217241</meta:creation-date>
    <dc:date>2018-03-28T14:46:57.058000000</dc:date>
    <meta:editing-duration>PT3H50M26S</meta:editing-duration>
    <meta:editing-cycles>70</meta:editing-cycles>
    <meta:generator>LibreOffice/6.0.1.1$Windows_X86_64 LibreOffice_project/60bfb1526849283ce2491346ed2aa51c465abfe6</meta:generator>
    <meta:document-statistic meta:table-count="1" meta:image-count="0" meta:object-count="0" meta:page-count="6" meta:paragraph-count="115" meta:word-count="2327" meta:character-count="15351" meta:non-whitespace-character-count="13216"/>
  </office:meta>
</office:document-meta>
</file>